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top" draw:auto-grow-height="false" fo:min-height="0cm" fo:min-width="0cm" fo:wrap-option="no-wrap"/>
    </style:style>
    <style:style style:name="gr2" style:family="graphic" style:parent-style-name="standard">
      <style:graphic-properties draw:textarea-horizontal-align="justify" draw:textarea-vertical-align="top" draw:auto-grow-height="false" fo:min-height="0cm" fo:min-width="0cm"/>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fill-color="#ccff99" draw:textarea-horizontal-align="justify" draw:textarea-vertical-align="middle" draw:auto-grow-height="false" fo:min-height="0cm" fo:min-width="0cm"/>
    </style:style>
    <style:style style:name="gr5" style:family="graphic" style:parent-style-name="standard">
      <style:graphic-properties draw:fill-color="#579d1c"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954cm"/>
    </style:style>
    <style:style style:name="gr7" style:family="graphic" style:parent-style-name="standard">
      <style:graphic-properties draw:textarea-vertical-align="middle"/>
    </style:style>
    <style:style style:name="gr8" style:family="graphic" style:parent-style-name="standard">
      <style:graphic-properties draw:fill-color="#00cc00" draw:textarea-horizontal-align="justify" draw:textarea-vertical-align="middle" draw:auto-grow-height="false" fo:min-height="0cm" fo:min-width="0cm"/>
    </style:style>
    <style:style style:name="gr9" style:family="graphic" style:parent-style-name="standard">
      <style:graphic-properties draw:textarea-vertical-align="top"/>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2.25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1" draw:layer="measurelines" svg:width="18.5cm" svg:height="6cm" svg:x="1.3cm" svg:y="22.2cm">
          <text:p text:style-name="P1">Wireless devices (RF-433Mhz)</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measurelines" svg:width="17.5cm" svg:height="5.4cm" svg:x="1.5cm" svg:y="1.3cm">
          <text:p text:style-name="P1">Devices wired to GPIO</text:p>
          <text:p text:style-name="P1"/>
          <text:p text:style-name="P1"/>
          <text:p text:style-name="P1"/>
          <draw:enhanced-geometry svg:viewBox="0 0 21600 21600" draw:type="rectangle" draw:enhanced-path="M 0 0 L 21600 0 21600 21600 0 21600 0 0 Z N"/>
        </draw:custom-shape>
        <draw:custom-shape draw:style-name="gr3" draw:text-style-name="P1" draw:layer="layout" svg:width="17.5cm" svg:height="4.5cm" svg:x="1.5cm" svg:y="8.5cm">
          <text:p text:style-name="P1">Domoticz (on Orange Pi PC running Armbian)</text:p>
          <draw:enhanced-geometry svg:viewBox="0 0 21600 21600" draw:mirror-horizontal="false" draw:mirror-vertical="false" draw:type="rectangle" draw:enhanced-path="M 0 0 L 21600 0 21600 21600 0 21600 0 0 Z N"/>
        </draw:custom-shape>
        <draw:custom-shape draw:style-name="gr4" draw:text-style-name="P2" draw:layer="layout" svg:width="3.9cm" svg:height="1.1cm" draw:transform="rotate (1.5707963267946) translate (1.8cm 6.3cm)">
          <text:p text:style-name="P1"><text:span text:style-name="T1">Water</text:span></text:p>
          <draw:enhanced-geometry svg:viewBox="0 0 21600 21600" draw:type="rectangle" draw:enhanced-path="M 0 0 L 21600 0 21600 21600 0 21600 0 0 Z N"/>
        </draw:custom-shape>
        <draw:custom-shape draw:style-name="gr4" draw:text-style-name="P2" draw:layer="layout" svg:width="3.9cm" svg:height="1.1cm" draw:transform="rotate (1.5707963267946) translate (3.2cm 6.3cm)">
          <text:p text:style-name="P1"><text:span text:style-name="T1">Gas</text:span></text:p>
          <draw:enhanced-geometry svg:viewBox="0 0 21600 21600" draw:type="rectangle" draw:enhanced-path="M 0 0 L 21600 0 21600 21600 0 21600 0 0 Z N"/>
        </draw:custom-shape>
        <draw:custom-shape draw:style-name="gr4" draw:text-style-name="P2" draw:layer="layout" svg:width="3.9cm" svg:height="1.1cm" draw:transform="skewX (-0.0144862327915502) rotate (1.55631009400305) translate (4.644cm 6.3cm)">
          <text:p text:style-name="P1"><text:span text:style-name="T1">Groene stroom</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6.1cm 6.3cm)">
          <text:p text:style-name="P1"><text:span text:style-name="T1">Poort BLB</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3.9cm" svg:height="1.1cm" draw:transform="rotate (1.5707963267946) translate (7.6cm 6.3cm)">
          <text:p text:style-name="P1"><text:span text:style-name="T1">Poort PAM</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9.1cm 6.3cm)">
          <text:p text:style-name="P1"><text:span text:style-name="T1">Achterdeur</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0.5cm 6.3cm)">
          <text:p text:style-name="P1"><text:span text:style-name="T1">PIR voordeur</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6.2cm 6.3cm)">
          <text:p text:style-name="P1"><text:span text:style-name="T1">PIR hal/living</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2cm 6.3cm)">
          <text:p text:style-name="P1"><text:span text:style-name="T1">PIR bureau</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3.4cm 6.3cm)">
          <text:p text:style-name="P1"><text:span text:style-name="T1">PIR berging</text:span></text:p>
          <draw:enhanced-geometry svg:viewBox="0 0 21600 21600" draw:type="rectangle" draw:enhanced-path="M 0 0 L 21600 0 21600 21600 0 21600 0 0 Z N"/>
        </draw:custom-shape>
        <draw:custom-shape draw:style-name="gr5" draw:text-style-name="P2" draw:layer="layout" svg:width="3.9cm" svg:height="1.1cm" draw:transform="rotate (1.5707963267946) translate (14.8cm 6.3cm)">
          <text:p text:style-name="P1"><text:span text:style-name="T1">PIR keuken</text:span></text:p>
          <draw:enhanced-geometry svg:viewBox="0 0 21600 21600" draw:type="rectangle" draw:enhanced-path="M 0 0 L 21600 0 21600 21600 0 21600 0 0 Z N"/>
        </draw:custom-shape>
        <draw:custom-shape draw:style-name="gr3" draw:text-style-name="P1" draw:layer="layout" svg:width="6.1cm" svg:height="2.5cm" svg:x="1.2cm" svg:y="16.5cm">
          <text:p text:style-name="P1">RFLink 433<text:line-break/>(Arduino Mega 2560)</text:p>
          <draw:enhanced-geometry svg:viewBox="0 0 21600 21600" draw:type="rectangle" draw:enhanced-path="M 0 0 L 21600 0 21600 21600 0 21600 0 0 Z N"/>
        </draw:custom-shape>
        <draw:custom-shape draw:style-name="gr3" draw:text-style-name="P1" draw:layer="layout" svg:width="3.097cm" svg:height="1.3cm" draw:transform="skewX (0.019198621771934) rotate (1.56468767441262) translate (3.549cm 16.28cm)">
          <text:p text:style-name="P1">USB</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6" draw:layer="layout" svg:width="0.1cm" svg:height="1.204cm" svg:x="18.2cm" svg:y="4.1cm">
          <draw:text-box>
            <text:p/>
          </draw:text-box>
        </draw:frame>
        <draw:rect draw:style-name="gr7" draw:text-style-name="P1" draw:layer="layout" svg:width="6.4cm" svg:height="1.1cm" svg:x="1.8cm" svg:y="8.7cm">
          <text:p text:style-name="P1">GPIO</text:p>
        </draw:rect>
        <draw:custom-shape draw:style-name="gr8" draw:text-style-name="P2" draw:layer="layout" svg:width="5.4cm" svg:height="2.4cm" svg:x="9cm" svg:y="24.7cm">
          <text:p text:style-name="P1"><text:span text:style-name="T1">rookmelders</text:span><text:span text:style-name="T1"><text:line-break/></text:span><text:span text:style-name="T1">kelder/keuken/boven</text:span><text:span text:style-name="T1"><text:line-break/></text:span><text:span text:style-name="T1">433Mhz</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measurelines" svg:width="5.4cm" svg:height="2.198cm" draw:transform="skewX (0.0422369678982548) rotate (0.0424115008234542) translate (3.405cm 24.229cm)">
          <text:p text:style-name="P1"><text:span text:style-name="T1">433Mhz devices</text:span><text:span text:style-name="T1"><text:line-break/></text:span><text:span text:style-name="T1">(Temp, PIR, R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measurelines" svg:width="3.9cm" svg:height="1.1cm" draw:transform="rotate (1.5707963267946) translate (17.6cm 6.3cm)">
          <text:p text:style-name="P1"><text:span text:style-name="T1">BME280 (T,H,P)</text:span></text:p>
          <draw:enhanced-geometry svg:viewBox="0 0 21600 21600" draw:type="rectangle" draw:enhanced-path="M 0 0 L 21600 0 21600 21600 0 21600 0 0 Z N"/>
        </draw:custom-shape>
        <draw:custom-shape draw:style-name="gr3" draw:text-style-name="P1" draw:layer="measurelines" svg:width="0.8cm" svg:height="2.5cm" svg:x="2.2cm" svg:y="6.7cm">
          <text:p text:style-name="P1">Wired</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measurelines" svg:width="1.027cm" svg:height="3.3cm" draw:transform="rotate (-0.00837758041075823) translate (3.714cm 19.096cm)">
          <text:p text:style-name="P1">433Mhz</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9" draw:text-style-name="P1" draw:layer="measurelines" svg:width="20.2cm" svg:height="5.4cm" svg:x="20.2cm" svg:y="1.3cm">
          <text:p text:style-name="P1">Network connected devices (Remote RPI, IOT)<text:line-break/><text:line-break/><text:line-break/><text:line-break/><text:line-break/><text:line-break/><text:line-break/></text:p>
        </draw:rect>
        <draw:custom-shape draw:style-name="gr5" draw:text-style-name="P2" draw:layer="measurelines" svg:width="3.9cm" svg:height="1.292cm" draw:transform="rotate (1.5707963267946) translate (20.6cm 6.3cm)">
          <text:p text:style-name="P1"><text:span text:style-name="T1">Music Player</text:span><text:span text:style-name="T1"><text:line-break/></text:span><text:span text:style-name="T1">Daemon</text:span></text:p>
          <draw:enhanced-geometry svg:viewBox="0 0 21600 21600" draw:type="rectangle" draw:enhanced-path="M 0 0 L 21600 0 21600 21600 0 21600 0 0 Z N"/>
        </draw:custom-shape>
        <draw:custom-shape draw:style-name="gr5" draw:text-style-name="P2" draw:layer="measurelines" svg:width="3.9cm" svg:height="1.292cm" draw:transform="rotate (1.5707963267946) translate (22.2cm 6.3cm)">
          <text:p text:style-name="P1"><text:span text:style-name="T1">Amplifier</text:span><text:span text:style-name="T1"><text:line-break/></text:span><text:span text:style-name="T1">Onkyo TX-8050</text:span></text:p>
          <draw:enhanced-geometry svg:viewBox="0 0 21600 21600" draw:type="rectangle" draw:enhanced-path="M 0 0 L 21600 0 21600 21600 0 21600 0 0 Z N"/>
        </draw:custom-shape>
        <draw:custom-shape draw:style-name="gr5" draw:text-style-name="P2" draw:layer="measurelines" svg:width="3.9cm" svg:height="1.292cm" draw:transform="rotate (1.5707963267946) translate (23.8cm 6.3cm)">
          <text:p text:style-name="P1"><text:span text:style-name="T1">Kodi</text:span></text:p>
          <draw:enhanced-geometry svg:viewBox="0 0 21600 21600" draw:type="rectangle" draw:enhanced-path="M 0 0 L 21600 0 21600 21600 0 21600 0 0 Z N"/>
        </draw:custom-shape>
        <draw:custom-shape draw:style-name="gr5" draw:text-style-name="P2" draw:layer="measurelines" svg:width="3.9cm" svg:height="1.292cm" draw:transform="rotate (1.5707963267946) translate (25.4cm 6.3cm)">
          <text:p text:style-name="P1"><text:span text:style-name="T1">Remote temp &amp;</text:span><text:span text:style-name="T1"><text:line-break/></text:span><text:span text:style-name="T1">humidity sensor</text:span></text:p>
          <draw:enhanced-geometry svg:viewBox="0 0 21600 21600" draw:type="rectangle" draw:enhanced-path="M 0 0 L 21600 0 21600 21600 0 21600 0 0 Z N"/>
        </draw:custom-shape>
        <draw:custom-shape draw:style-name="gr3" draw:text-style-name="P1" draw:layer="measurelines" svg:width="1.165cm" svg:height="3.1cm" draw:transform="rotate (-0.672649893719674) translate (20.031cm 5.792cm)">
          <text:p text:style-name="P1">Ethernet</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 draw:layer="measurelines" svg:width="0.2cm" svg:height="0.001cm" svg:x="31cm" svg:y="20.8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custom-shape draw:style-name="gr4" draw:text-style-name="P1" draw:layer="measurelines" svg:width="18.1cm" svg:height="4.4cm" svg:x="22.2cm" svg:y="20.7cm">
          <text:p text:style-name="P1">Verbruikers<text:line-break/>(verlichting / stopcontacten / ventilatie)<text:line-break/><text:line-break/>Virtueel device per schakelpunt / ventilatie / centraal aan+uit</text:p>
          <draw:enhanced-geometry svg:viewBox="0 0 21600 21600" draw:type="rectangle" draw:enhanced-path="M 0 0 L 21600 0 21600 21600 0 21600 0 0 Z N"/>
        </draw:custom-shape>
        <draw:custom-shape draw:style-name="gr11" draw:text-style-name="P1" draw:layer="measurelines" svg:width="1cm" svg:height="2.7cm" svg:x="26.3cm" svg:y="1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 draw:layer="measurelines" svg:width="1cm" svg:height="2.7cm" svg:x="35.501cm" svg:y="18.0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3.9cm" svg:height="1.292cm" draw:transform="rotate (1.5707963267946) translate (27cm 6.3cm)">
          <text:p text:style-name="P1"><text:span text:style-name="T1">IP Camera's</text:span></text:p>
          <draw:enhanced-geometry svg:viewBox="0 0 21600 21600" draw:type="rectangle" draw:enhanced-path="M 0 0 L 21600 0 21600 21600 0 21600 0 0 Z N"/>
        </draw:custom-shape>
        <draw:custom-shape draw:style-name="gr3" draw:text-style-name="P1" draw:layer="layout" svg:width="1.2cm" svg:height="9.5cm" svg:x="37.7cm" svg:y="6.1cm">
          <text:p text:style-name="P1">Relaiskaart<text:line-break/>16 kanale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2" draw:layer="layout" svg:width="3.9cm" svg:height="1.292cm" draw:transform="rotate (1.5707963267946) translate (28.5cm 6.3cm)">
          <text:p text:style-name="P1"><text:span text:style-name="T1">...</text:span></text:p>
          <draw:enhanced-geometry svg:viewBox="0 0 21600 21600" draw:type="rectangle" draw:enhanced-path="M 0 0 L 21600 0 21600 21600 0 21600 0 0 Z N"/>
        </draw:custom-shape>
        <draw:frame draw:style-name="gr12" draw:layer="layout" svg:width="15.5cm" svg:height="2.5cm" svg:x="24.9cm" svg:y="25.8cm">
          <draw:text-box>
            <text:p>Overzicht installatie<text:line-break/>– Donkergroen: Domoticz devices<text:line-break/>– Lichtgroen: Domoticz virtual devices</text:p>
          </draw:text-box>
        </draw:frame>
        <draw:connector draw:style-name="gr13" draw:text-style-name="P1" draw:layer="layout" svg:x1="29.4cm" svg:y1="17.8cm" svg:x2="32.6cm" svg:y2="17.8cm" draw:start-shape="id1" draw:start-glue-point="1" draw:end-shape="id2" svg:d="M29400 17800h3200">
          <text:p/>
        </draw:connector>
        <draw:custom-shape draw:style-name="gr11" draw:text-style-name="P1" draw:layer="layout" svg:width="19cm" svg:height="4.1cm" svg:x="21.6cm" svg:y="15.8cm">
          <text:p/>
          <draw:enhanced-geometry svg:viewBox="0 0 21600 21600" draw:type="rectangle" draw:enhanced-path="M 0 0 L 21600 0 21600 21600 0 21600 0 0 Z N"/>
        </draw:custom-shape>
        <draw:line draw:style-name="gr13" draw:text-style-name="P1" draw:layer="layout" svg:x1="34.5cm" svg:y1="14.5cm" svg:x2="34.5cm" svg:y2="15.8cm">
          <text:p/>
        </draw:line>
        <draw:custom-shape draw:style-name="gr3" draw:text-style-name="P1" xml:id="id2" draw:id="id2" draw:layer="measurelines" svg:width="7.7cm" svg:height="3.4cm" svg:x="32.6cm" svg:y="16.1cm">
          <text:p text:style-name="P1">Eltako teleruptoren</text:p>
          <draw:enhanced-geometry svg:viewBox="0 0 21600 21600" draw:mirror-horizontal="false" draw:mirror-vertical="false" draw:type="rectangle" draw:enhanced-path="M 0 0 L 21600 0 21600 21600 0 21600 0 0 Z N"/>
        </draw:custom-shape>
        <draw:custom-shape draw:style-name="gr3" draw:text-style-name="P1" xml:id="id1" draw:id="id1" draw:layer="measurelines" svg:width="7.2cm" svg:height="3.4cm" svg:x="22.2cm" svg:y="16.1cm">
          <text:p text:style-name="P1">Zelio PLC<text:line-break/>SR2B201B</text:p>
          <draw:enhanced-geometry svg:viewBox="0 0 21600 21600" draw:mirror-horizontal="false" draw:mirror-vertical="false" draw:type="rectangle" draw:enhanced-path="M 0 0 L 21600 0 21600 21600 0 21600 0 0 Z N"/>
        </draw:custom-shape>
        <draw:rect draw:style-name="gr7" draw:text-style-name="P1" draw:layer="layout" svg:width="5.1cm" svg:height="2.5cm" svg:x="32.1cm" svg:y="12cm">
          <text:p text:style-name="P1">Drukknoppen<text:line-break/>huis</text:p>
        </draw:rect>
        <draw:custom-shape draw:style-name="gr1" draw:text-style-name="P1" draw:layer="layout" svg:width="13.7cm" svg:height="7.5cm" svg:x="7.5cm" svg:y="13.4cm">
          <text:p text:style-name="P1">Wireless devices communicating<text:line-break/>over MySensors Network:<text:line-break/>Arduino's with NRF24 (2,4Ghz)</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 draw:layer="layout" svg:x1="33.1cm" svg:y1="14.5cm" svg:x2="28.7cm" svg:y2="16.1cm">
          <text:p/>
        </draw:line>
        <draw:custom-shape draw:style-name="gr8" draw:text-style-name="P2" draw:layer="layout" svg:width="1.902cm" svg:height="1.449cm" draw:transform="skewX (0.0422369678982548) rotate (0.0396189740202638) translate (17.204cm 16.65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5.4cm" svg:height="2.198cm" draw:transform="skewX (0.0422369678982548) rotate (0.0424115008234542) translate (9.6cm 17.5cm)">
          <text:p text:style-name="P2"><text:span text:style-name="T1">MySensors</text:span><text:span text:style-name="T1"><text:line-break/></text:span><text:span text:style-name="T1">sensor nodes</text:span><text:span text:style-name="T1"><text:line-break/></text:span><text:span text:style-name="T1">(Temp, RFID,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1.902cm" svg:height="1.449cm" draw:transform="skewX (0.0422369678982548) rotate (0.0396189740202638) translate (15.204cm 18.25cm)">
          <text:p text:style-name="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measurelines" svg:width="9.9cm" svg:height="3.9cm" svg:x="30.2cm" svg:y="2.4cm">
          <text:p text:style-name="P3">Arduino Mega 2560</text:p>
          <text:list text:style-name="L1">
            <text:list-item>
              <text:p text:style-name="P3">REST controlled I/O</text:p>
            </text:list-item>
            <text:list-item>
              <text:p text:style-name="P3">MySensors Gateway</text:p>
            </text:list-item>
            <text:list-item>
              <text:p text:style-name="P3">Pulse counters for energy / water /<text:line-break/>gas metering (as MySensors node)</text:p>
            </text:list-item>
          </text:list>
          <draw:enhanced-geometry svg:viewBox="0 0 21600 21600" draw:type="rectangle" draw:enhanced-path="M 0 0 L 21600 0 21600 21600 0 21600 0 0 Z N"/>
        </draw:custom-shape>
        <draw:custom-shape draw:style-name="gr11" draw:text-style-name="P1" draw:layer="layout" svg:width="1.453cm" svg:height="14.992cm" draw:transform="skewX (8.54431356930784E-017) rotate (2.19160994172887) translate (18.567cm 15.314cm)">
          <text:p/>
          <draw:enhanced-geometry svg:viewBox="0 0 21600 21600" draw:text-areas="?f0 ?f8 ?f2 ?f9" draw:mirror-horizontal="false" draw:mirror-vertical="false" draw:type="up-down-arrow" draw:modifiers="6417.60660247593 1283.6390315480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6.1cm" svg:height="1.8cm" svg:x="28.6cm" svg:y="7.8cm">
          <text:p text:style-name="P1">Solar kWh meter<text:line-break/>with S0</text:p>
          <draw:enhanced-geometry svg:viewBox="0 0 21600 21600" draw:type="rectangle" draw:enhanced-path="M 0 0 L 21600 0 21600 21600 0 21600 0 0 Z N"/>
        </draw:custom-shape>
        <draw:custom-shape draw:style-name="gr3" draw:text-style-name="P1" draw:layer="layout" svg:width="6.1cm" svg:height="1.8cm" svg:x="28.6cm" svg:y="9.7cm">
          <text:p text:style-name="P1">Water/Gas/... meters<text:line-break/>(pulse output)</text:p>
          <draw:enhanced-geometry svg:viewBox="0 0 21600 21600" draw:mirror-horizontal="false" draw:mirror-vertical="false" draw:type="rectangle" draw:enhanced-path="M 0 0 L 21600 0 21600 21600 0 21600 0 0 Z N"/>
        </draw:custom-shape>
        <draw:line draw:style-name="gr13" draw:text-style-name="P1" draw:layer="layout" svg:x1="31.9cm" svg:y1="7.8cm" svg:x2="31.9cm" svg:y2="6.4cm">
          <text:p/>
        </draw:line>
        <draw:line draw:style-name="gr13" draw:text-style-name="P1" draw:layer="layout" svg:x1="36cm" svg:y1="10.5cm" svg:x2="36cm" svg:y2="6.5cm">
          <text:p/>
        </draw:line>
        <draw:line draw:style-name="gr14" draw:text-style-name="P1" draw:layer="layout" svg:x1="34.7cm" svg:y1="10.5cm" svg:x2="36cm" svg:y2="10.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zonder_20_vulling_20_en_20_geen_20_lijn" style:display-name="Object zonder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ieter Coppens</meta:initial-creator>
    <meta:creation-date>2017-12-02T21:08:08.13</meta:creation-date>
    <dc:date>2020-03-01T18:11:23.10</dc:date>
    <dc:creator>Pieter Coppens</dc:creator>
    <meta:editing-duration>PT8H48M43S</meta:editing-duration>
    <meta:editing-cycles>13</meta:editing-cycles>
    <meta:generator>OpenOffice/4.1.7$Win32 OpenOffice.org_project/417m1$Build-9800</meta:generator>
    <meta:document-statistic meta:object-count="55"/>
  </office:meta>
</office:document-meta>
</file>